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Default" style:data-style-name="N37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Hyperlink" style:data-style-name="N0">
      <style:table-cell-properties style:vertical-align="automatic" fo:background-color="transparent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4" style:family="table-cell" style:parent-style-name="Hyperlink" style:data-style-name="N0"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ce15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19" style:family="table-cell" style:parent-style-name="Default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21" style:family="table-cell" style:parent-style-name="Hyperlink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ce22" style:family="table-cell" style:parent-style-name="Gnumeric-default" style:data-style-name="N19">
      <style:table-cell-properties style:vertical-align="automatic" fo:background-color="transparent"/>
      <style:text-properties fo:font-size="11pt" style:font-size-asian="11pt" style:font-size-complex="11pt"/>
    </style:style>
    <style:style style:name="ce23" style:family="table-cell" style:parent-style-name="Gnumeric-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24" style:family="table-cell" style:parent-style-name="Gnumeric-default" style:data-style-name="N37">
      <style:table-cell-properties style:vertical-align="automatic" fo:background-color="transparent"/>
      <style:text-properties fo:font-size="11pt" style:font-size-asian="11pt" style:font-size-complex="11pt"/>
    </style:style>
    <style:style style:name="ce25" style:family="table-cell" style:parent-style-name="Gnumeric-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26" style:family="table-cell" style:parent-style-name="Default" style:data-style-name="N19"/>
    <style:style style:name="ce27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6.85270833333333cm" style:use-optimal-column-width="true"/>
    </style:style>
    <style:style style:name="co14" style:family="table-column">
      <style:table-column-properties fo:break-before="auto" style:column-width="4.365625cm" style:use-optimal-column-width="true"/>
    </style:style>
    <style:style style:name="co15" style:family="table-column">
      <style:table-column-properties fo:break-before="auto" style:column-width="4.23333333333333cm" style:use-optimal-column-width="true"/>
    </style:style>
    <style:style style:name="co16" style:family="table-column">
      <style:table-column-properties fo:break-before="auto" style:column-width="3.01625cm" style:use-optimal-column-width="true"/>
    </style:style>
    <style:style style:name="co17" style:family="table-column">
      <style:table-column-properties fo:break-before="auto" style:column-width="1.666875cm" style:use-optimal-column-width="true"/>
    </style:style>
    <style:style style:name="co18" style:family="table-column">
      <style:table-column-properties fo:break-before="auto" style:column-width="3.14854166666667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2.38125cm" style:use-optimal-column-width="true"/>
    </style:style>
    <style:style style:name="co21" style:family="table-column">
      <style:table-column-properties fo:break-before="auto" style:column-width="3.54541666666667cm" style:use-optimal-column-width="true"/>
    </style:style>
    <style:style style:name="co22" style:family="table-column">
      <style:table-column-properties fo:break-before="auto" style:column-width="6.40291666666667cm" style:use-optimal-column-width="true"/>
    </style:style>
    <style:style style:name="co23" style:family="table-column">
      <style:table-column-properties fo:break-before="auto" style:column-width="2.32833333333333cm" style:use-optimal-column-width="true"/>
    </style:style>
    <style:style style:name="co24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Final_Produ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18" table:default-cell-style-name="ce1"/>
        <table:table-column table:style-name="co12" table:number-columns-repeated="16256" table:default-cell-style-name="ce1"/>
        <table:table-row table:number-rows-repeated="2"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2" table:style-name="ce2"/>
          <table:table-cell office:value-type="string" table:number-columns-spanned="2" table:number-rows-spanned="1" table:style-name="ce11">
            <text:p>All components are SMD</text:p>
          </table:table-cell>
          <table:covered-table-cell/>
          <table:table-cell table:number-columns-repeated="6"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style-name="ro2">
          <table:table-cell table:style-name="ce2"/>
          <table:table-cell office:value-type="string" table:style-name="ce4">
            <text:p>Description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Mouser Model #</text:p>
          </table:table-cell>
          <table:table-cell office:value-type="string" table:style-name="ce4">
            <text:p>Mfr Model #</text:p>
          </table:table-cell>
          <table:table-cell office:value-type="string" table:style-name="ce4">
            <text:p>Source</text:p>
          </table:table-cell>
          <table:table-cell office:value-type="string" table:style-name="ce4">
            <text:p>Price per Unit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Item Total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uProcessor</text:p>
          </table:table-cell>
          <table:table-cell table:style-name="ce2"/>
          <table:table-cell office:value-type="string" table:style-name="ce5">
            <text:p><text:a xlink:href="https://www.mouser.com/ProductDetail/Microchip-Technology-Atmel/ATMEGA32U4-AU?qs=sGAEpiMZZMvqv2n3s2xjsYzXfq0AWv1C4u5a33SlKLw%3D">556-ATMEGA32U4-AU</text:a></text:p>
          </table:table-cell>
          <table:table-cell office:value-type="string" table:style-name="ce5">
            <text:p><text:a xlink:href="https://www.mouser.com/ProductDetail/Microchip-Technology-Atmel/ATMEGA32U4-AU?qs=sGAEpiMZZMvqv2n3s2xjsYzXfq0AWv1C4u5a33SlKLw%3D">ATMEGA32U4-AU</text:a></text:p>
          </table:table-cell>
          <table:table-cell office:value-type="string" table:style-name="ce6">
            <text:p><text:a xlink:href="https://www.mouser.com/ProductDetail/Microchip-Technology-Atmel/ATMEGA32U4-AU?qs=sGAEpiMZZMvqv2n3s2xjsYzXfq0AWv1C4u5a33SlKLw%3D">link</text:a></text:p>
          </table:table-cell>
          <table:table-cell office:value-type="currency" office:value="4.12" table:style-name="ce7">
            <text:p>$4.12</text:p>
          </table:table-cell>
          <table:table-cell office:value-type="float" office:value="2" table:style-name="ce2">
            <text:p>2</text:p>
          </table:table-cell>
          <table:table-cell office:value-type="currency" office:value="8.24" table:formula="of:=[.G6]*[.H6]" table:style-name="ce7">
            <text:p>$8.24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Green LED</text:p>
          </table:table-cell>
          <table:table-cell table:style-name="ce2"/>
          <table:table-cell office:value-type="string" table:style-name="ce5">
            <text:p><text:a xlink:href="https://www.mouser.com/ProductDetail/Vishay-Semiconductors/VLMG21K2M1-GS08?qs=sGAEpiMZZMseGfSY3csMkXvasvkd2kdN%252bqJaeQlMgOA%3D">78-VLMG21K2M1</text:a></text:p>
          </table:table-cell>
          <table:table-cell office:value-type="string" table:style-name="ce5">
            <text:p><text:a xlink:href="https://www.mouser.com/ProductDetail/Vishay-Semiconductors/VLMG21K2M1-GS08?qs=sGAEpiMZZMseGfSY3csMkXvasvkd2kdN%252bqJaeQlMgOA%3D">VLMG21K2M1-GS08</text:a></text:p>
          </table:table-cell>
          <table:table-cell office:value-type="string" table:style-name="ce6">
            <text:p><text:a xlink:href="https://www.mouser.com/ProductDetail/Vishay-Semiconductors/VLMG21K2M1-GS08?qs=sGAEpiMZZMseGfSY3csMkXvasvkd2kdN%252bqJaeQlMgOA%3D">link</text:a></text:p>
          </table:table-cell>
          <table:table-cell office:value-type="currency" office:value="0.43" table:style-name="ce7">
            <text:p>$0.43</text:p>
          </table:table-cell>
          <table:table-cell office:value-type="float" office:value="2" table:style-name="ce2">
            <text:p>2</text:p>
          </table:table-cell>
          <table:table-cell office:value-type="currency" office:value="0.86" table:formula="of:=[.G7]*[.H7]" table:style-name="ce7">
            <text:p>$0.86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Red LED</text:p>
          </table:table-cell>
          <table:table-cell table:style-name="ce2"/>
          <table:table-cell office:value-type="string" table:style-name="ce5">
            <text:p><text:a xlink:href="https://www.mouser.com/ProductDetail/Vishay-Semiconductors/VLMR233T2V2-GS08?qs=sGAEpiMZZMseGfSY3csMkVhiBbw6eJnpi96aiwwtx6s%3D">78-VLMR233T2V2-GS08</text:a></text:p>
          </table:table-cell>
          <table:table-cell office:value-type="string" table:style-name="ce5">
            <text:p><text:a xlink:href="https://www.mouser.com/ProductDetail/Vishay-Semiconductors/VLMR233T2V2-GS08?qs=sGAEpiMZZMseGfSY3csMkVhiBbw6eJnpi96aiwwtx6s%3D">VLMR233T2V2-GS08</text:a></text:p>
          </table:table-cell>
          <table:table-cell office:value-type="string" table:style-name="ce6">
            <text:p><text:a xlink:href="https://www.mouser.com/ProductDetail/Vishay-Semiconductors/VLMR233T2V2-GS08?qs=sGAEpiMZZMseGfSY3csMkVhiBbw6eJnpi96aiwwtx6s%3D">link</text:a></text:p>
          </table:table-cell>
          <table:table-cell office:value-type="currency" office:value="0.55000000000000004" table:style-name="ce7">
            <text:p>$0.55</text:p>
          </table:table-cell>
          <table:table-cell office:value-type="float" office:value="2" table:style-name="ce2">
            <text:p>2</text:p>
          </table:table-cell>
          <table:table-cell office:value-type="currency" office:value="1.1000000000000001" table:formula="of:=[.G8]*[.H8]" table:style-name="ce7">
            <text:p>$1.1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Button Switch</text:p>
          </table:table-cell>
          <table:table-cell table:style-name="ce2"/>
          <table:table-cell office:value-type="string" table:style-name="ce5">
            <text:p><text:a xlink:href="https://www.mouser.com/ProductDetail/Panasonic/EVQ-Q2K01W?qs=sGAEpiMZZMsgGjVA3toVBJSRmTQ2q3AThHK0uV7ro%2Fk%3D">667-EVQ-Q2K01W</text:a></text:p>
          </table:table-cell>
          <table:table-cell office:value-type="string" table:style-name="ce5">
            <text:p><text:a xlink:href="https://www.mouser.com/ProductDetail/Panasonic/EVQ-Q2K01W?qs=sGAEpiMZZMsgGjVA3toVBJSRmTQ2q3AThHK0uV7ro%2Fk%3D">EVQ-Q2K01W</text:a></text:p>
          </table:table-cell>
          <table:table-cell office:value-type="string" table:style-name="ce6">
            <text:p><text:a xlink:href="https://www.mouser.com/ProductDetail/Panasonic/EVQ-Q2K01W?qs=sGAEpiMZZMsgGjVA3toVBJSRmTQ2q3AThHK0uV7ro%2Fk%3D">link</text:a></text:p>
          </table:table-cell>
          <table:table-cell office:value-type="currency" office:value="0.3" table:style-name="ce7">
            <text:p>$0.30</text:p>
          </table:table-cell>
          <table:table-cell office:value-type="float" office:value="4" table:style-name="ce2">
            <text:p>4</text:p>
          </table:table-cell>
          <table:table-cell office:value-type="currency" office:value="1.2" table:formula="of:=[.G9]*[.H9]" table:style-name="ce7">
            <text:p>$1.2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k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IN-T1206LF-11-1001-A?qs=sGAEpiMZZMvdGkrng054t3JR9pTAeVpLfp%252bAthAck9k7gvN0dVIQCA%3D%3D">66-WINT1206LF111001A</text:a></text:p>
          </table:table-cell>
          <table:table-cell office:value-type="string" table:style-name="ce8">
            <text:p><text:a xlink:href="https://www.mouser.com/ProductDetail/Welwyn-Components-TT-Electronics/WIN-T1206LF-11-1001-A?qs=sGAEpiMZZMvdGkrng054t3JR9pTAeVpLfp%252bAthAck9k7gvN0dVIQCA%3D%3D">WIN-T1206LF-11-1001-A</text:a></text:p>
          </table:table-cell>
          <table:table-cell office:value-type="string" table:style-name="ce2">
            <text:p><text:a xlink:href="https://www.mouser.com/ProductDetail/Welwyn-Components-TT-Electronics/WIN-T1206LF-11-1001-A?qs=sGAEpiMZZMvdGkrng054t3JR9pTAeVpLfp%252bAthAck9k7gvN0dVIQCA%3D%3D">link</text:a></text:p>
          </table:table-cell>
          <table:table-cell office:value-type="currency" office:value="1.1200000000000001" table:style-name="ce7">
            <text:p>$1.12</text:p>
          </table:table-cell>
          <table:table-cell office:value-type="float" office:value="4" table:style-name="ce2">
            <text:p>4</text:p>
          </table:table-cell>
          <table:table-cell office:value-type="currency" office:value="4.4800000000000004" table:formula="of:=[.G10]*[.H10]" table:style-name="ce7">
            <text:p>$4.4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0k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IN-T1206LF-03-1002-B?qs=sGAEpiMZZMvdGkrng054t7BvsfPgPLg3ObuEixnqTWiHOlxp4TG2iw%3D%3D">66-WINT1206LF031002B</text:a></text:p>
          </table:table-cell>
          <table:table-cell office:value-type="string" table:style-name="ce8">
            <text:p><text:a xlink:href="https://www.mouser.com/ProductDetail/Welwyn-Components-TT-Electronics/WIN-T1206LF-03-1002-B?qs=sGAEpiMZZMvdGkrng054t7BvsfPgPLg3ObuEixnqTWiHOlxp4TG2iw%3D%3D">WIN-T1206LF-03-1002-B</text:a></text:p>
          </table:table-cell>
          <table:table-cell office:value-type="string" table:style-name="ce2">
            <text:p><text:a xlink:href="https://www.mouser.com/ProductDetail/Welwyn-Components-TT-Electronics/WIN-T1206LF-03-1002-B?qs=sGAEpiMZZMvdGkrng054t7BvsfPgPLg3ObuEixnqTWiHOlxp4TG2iw%3D%3D">link</text:a></text:p>
          </table:table-cell>
          <table:table-cell office:value-type="currency" office:value="0.59" table:style-name="ce7">
            <text:p>$0.59</text:p>
          </table:table-cell>
          <table:table-cell office:value-type="float" office:value="2" table:style-name="ce2">
            <text:p>2</text:p>
          </table:table-cell>
          <table:table-cell office:value-type="currency" office:value="1.18" table:formula="of:=[.G11]*[.H11]" table:style-name="ce7">
            <text:p>$1.1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22 Ohm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CR1206-22RFI?qs=sGAEpiMZZMvdGkrng054t8%252bPdf%2F%252bll150xV1%2FAyqJ8g%3D">756-WCR1206-22RFI</text:a></text:p>
          </table:table-cell>
          <table:table-cell office:value-type="string" table:style-name="ce8">
            <text:p><text:a xlink:href="https://www.mouser.com/ProductDetail/Welwyn-Components-TT-Electronics/WCR1206-22RFI?qs=sGAEpiMZZMvdGkrng054t8%252bPdf%2F%252bll150xV1%2FAyqJ8g%3D">WCR1206-22RFI</text:a></text:p>
          </table:table-cell>
          <table:table-cell office:value-type="string" table:style-name="ce2">
            <text:p><text:a xlink:href="https://www.mouser.com/ProductDetail/Welwyn-Components-TT-Electronics/WCR1206-22RFI?qs=sGAEpiMZZMvdGkrng054t8%252bPdf%2F%252bll150xV1%2FAyqJ8g%3D">link</text:a></text:p>
          </table:table-cell>
          <table:table-cell office:value-type="currency" office:value="0.1" table:style-name="ce7">
            <text:p>$0.10</text:p>
          </table:table-cell>
          <table:table-cell office:value-type="float" office:value="4" table:style-name="ce2">
            <text:p>4</text:p>
          </table:table-cell>
          <table:table-cell office:value-type="currency" office:value="0.4" table:formula="of:=[.G12]*[.H12]" table:style-name="ce7">
            <text:p>$0.4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6MHz Oscillator</text:p>
          </table:table-cell>
          <table:table-cell table:style-name="ce2"/>
          <table:table-cell office:value-type="string" table:style-name="ce8">
            <text:p><text:a xlink:href="https://www.mouser.com/ProductDetail/NDK/NX3225SA-16000000MHZ-T1?qs=sGAEpiMZZMsBj6bBr9Q9abMK2mGYOCsJ4WUgE7Y3wDi39FQNYuc1Tg%3D%3D">344-NX3225SA16MHZT1</text:a></text:p>
          </table:table-cell>
          <table:table-cell office:value-type="string" table:style-name="ce8">
            <text:p><text:a xlink:href="https://www.mouser.com/ProductDetail/NDK/NX3225SA-16000000MHZ-T1?qs=sGAEpiMZZMsBj6bBr9Q9abMK2mGYOCsJ4WUgE7Y3wDi39FQNYuc1Tg%3D%3D">NX3225SA-16.000000MHZ-T1</text:a></text:p>
          </table:table-cell>
          <table:table-cell office:value-type="string" table:style-name="ce2">
            <text:p><text:a xlink:href="https://www.mouser.com/ProductDetail/NDK/NX3225SA-16000000MHZ-T1?qs=sGAEpiMZZMsBj6bBr9Q9abMK2mGYOCsJ4WUgE7Y3wDi39FQNYuc1Tg%3D%3D">link</text:a></text:p>
          </table:table-cell>
          <table:table-cell office:value-type="currency" office:value="0.92" table:style-name="ce7">
            <text:p>$0.92</text:p>
          </table:table-cell>
          <table:table-cell office:value-type="float" office:value="2" table:style-name="ce2">
            <text:p>2</text:p>
          </table:table-cell>
          <table:table-cell office:value-type="currency" office:value="1.84" table:formula="of:=[.G13]*[.H13]" table:style-name="ce7">
            <text:p>$1.84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8pF Cap</text:p>
          </table:table-cell>
          <table:table-cell table:style-name="ce2"/>
          <table:table-cell office:value-type="string" table:style-name="ce8">
            <text:p><text:a xlink:href="https://www.mouser.com/ProductDetail/Murata-Electronics/GRM31A7U3D180JW31D?qs=sGAEpiMZZMs0AnBnWHyRQFQYdTDrJniYs3ye9uvvO1Q%3D">81-GRM31A7U3D180JW1D</text:a></text:p>
          </table:table-cell>
          <table:table-cell office:value-type="string" table:style-name="ce8">
            <text:p><text:a xlink:href="https://www.mouser.com/ProductDetail/Murata-Electronics/GRM31A7U3D180JW31D?qs=sGAEpiMZZMs0AnBnWHyRQFQYdTDrJniYs3ye9uvvO1Q%3D">GRM31A7U3D180JW31D</text:a></text:p>
          </table:table-cell>
          <table:table-cell office:value-type="string" table:style-name="ce2">
            <text:p><text:a xlink:href="https://www.mouser.com/ProductDetail/Murata-Electronics/GRM31A7U3D180JW31D?qs=sGAEpiMZZMs0AnBnWHyRQFQYdTDrJniYs3ye9uvvO1Q%3D">link</text:a></text:p>
          </table:table-cell>
          <table:table-cell office:value-type="currency" office:value="0.56999999999999995" table:style-name="ce7">
            <text:p>$0.57</text:p>
          </table:table-cell>
          <table:table-cell office:value-type="float" office:value="4" table:style-name="ce2">
            <text:p>4</text:p>
          </table:table-cell>
          <table:table-cell office:value-type="currency" office:value="2.2799999999999998" table:formula="of:=[.G14]*[.H14]" table:style-name="ce7">
            <text:p>$2.2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0uF</text:p>
          </table:table-cell>
          <table:table-cell table:style-name="ce2"/>
          <table:table-cell office:value-type="string" table:style-name="ce8">
            <text:p><text:a xlink:href="https://www.mouser.com/ProductDetail/Murata-Electronics/GCJ31CC71E106MA15L?qs=sGAEpiMZZMs0AnBnWHyRQID2xuQsFd1GsBctfxImprfmBiz67%2F7c5w%3D%3D">81-GCJ31CC71E106MA5L</text:a></text:p>
          </table:table-cell>
          <table:table-cell office:value-type="string" table:style-name="ce8">
            <text:p><text:a xlink:href="https://www.mouser.com/ProductDetail/Murata-Electronics/GCJ31CC71E106MA15L?qs=sGAEpiMZZMs0AnBnWHyRQID2xuQsFd1GsBctfxImprfmBiz67%2F7c5w%3D%3D">GCJ31CC71E106MA15L</text:a></text:p>
          </table:table-cell>
          <table:table-cell office:value-type="string" table:style-name="ce2">
            <text:p><text:a xlink:href="https://www.mouser.com/ProductDetail/Murata-Electronics/GCJ31CC71E106MA15L?qs=sGAEpiMZZMs0AnBnWHyRQID2xuQsFd1GsBctfxImprfmBiz67%2F7c5w%3D%3D">link</text:a></text:p>
          </table:table-cell>
          <table:table-cell office:value-type="currency" office:value="0.94" table:style-name="ce7">
            <text:p>$0.94</text:p>
          </table:table-cell>
          <table:table-cell office:value-type="float" office:value="2" table:style-name="ce2">
            <text:p>2</text:p>
          </table:table-cell>
          <table:table-cell office:value-type="currency" office:value="1.88" table:formula="of:=[.G15]*[.H15]" table:style-name="ce7">
            <text:p>$1.8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0.1uF</text:p>
          </table:table-cell>
          <table:table-cell table:style-name="ce2"/>
          <table:table-cell office:value-type="string" table:style-name="ce8">
            <text:p><text:a xlink:href="https://www.mouser.com/ProductDetail/Murata-Electronics/GRM31C5C2A104JA01L?qs=sGAEpiMZZMs0AnBnWHyRQB5KqWiNAtmE1GTrKXyRF6JcbW9CqMqDrg%3D%3D">81-GRM31C5C2A104JA1L</text:a></text:p>
          </table:table-cell>
          <table:table-cell office:value-type="string" table:style-name="ce8">
            <text:p><text:a xlink:href="https://www.mouser.com/ProductDetail/Murata-Electronics/GRM31C5C2A104JA01L?qs=sGAEpiMZZMs0AnBnWHyRQB5KqWiNAtmE1GTrKXyRF6JcbW9CqMqDrg%3D%3D">GRM31C5C2A104JA01L</text:a></text:p>
          </table:table-cell>
          <table:table-cell office:value-type="string" table:style-name="ce2">
            <text:p><text:a xlink:href="https://www.mouser.com/ProductDetail/Murata-Electronics/GRM31C5C2A104JA01L?qs=sGAEpiMZZMs0AnBnWHyRQB5KqWiNAtmE1GTrKXyRF6JcbW9CqMqDrg%3D%3D">link</text:a></text:p>
          </table:table-cell>
          <table:table-cell office:value-type="currency" office:value="0.71" table:style-name="ce7">
            <text:p>$0.71</text:p>
          </table:table-cell>
          <table:table-cell office:value-type="float" office:value="8" table:style-name="ce2">
            <text:p>8</text:p>
          </table:table-cell>
          <table:table-cell office:value-type="currency" office:value="5.68" table:formula="of:=[.G16]*[.H16]" table:style-name="ce7">
            <text:p>$5.6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LM386N-3 Audio Amplifier</text:p>
          </table:table-cell>
          <table:table-cell table:style-name="ce2"/>
          <table:table-cell office:value-type="string" table:style-name="ce9">
            <text:p>926-LM386N-3/NOPB<text:s/></text:p>
          </table:table-cell>
          <table:table-cell office:value-type="string" table:style-name="ce2">
            <text:p>LM386N-3/NOPB<text:s/></text:p>
          </table:table-cell>
          <table:table-cell office:value-type="string" table:style-name="ce10">
            <text:p><text:a xlink:href="https://www.mouser.com/ProductDetail/?qs=QbsRYf82W3HTOHnLnBQd7A%3d%3d">link</text:a></text:p>
          </table:table-cell>
          <table:table-cell office:value-type="currency" office:value="1.01" table:style-name="ce7">
            <text:p>$1.01</text:p>
          </table:table-cell>
          <table:table-cell office:value-type="float" office:value="6" table:style-name="ce2">
            <text:p>6</text:p>
          </table:table-cell>
          <table:table-cell office:value-type="currency" office:value="6.0600000000000005" table:formula="of:=[.G17]*[.H17]" table:style-name="ce7">
            <text:p>$6.06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5" table:style-name="ce2"/>
          <table:table-cell table:style-name="ce10"/>
          <table:table-cell table:style-name="ce7"/>
          <table:table-cell table:style-name="ce2"/>
          <table:table-cell office:value-type="currency" office:value="0" table:formula="of:=[.G18]*[.H18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9"/>
          <table:table-cell office:value-type="currency" office:value="0" table:formula="of:=[.G19]*[.H19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0]*[.H20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1]*[.H21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2]*[.H22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8" table:style-name="ce2"/>
          <table:table-cell table:style-name="ce7"/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7" table:style-name="ce2"/>
          <table:table-cell office:value-type="string" table:style-name="ce2">
            <text:p>Purchase Sub Total</text:p>
          </table:table-cell>
          <table:table-cell office:value-type="currency" office:value="35.199999999999996" table:formula="of:=SUM([.I6:.I22])" table:style-name="ce7">
            <text:p>$35.2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number-rows-repeated="3"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number-rows-repeated="101" table:style-name="ro1">
          <table:table-cell table:number-columns-repeated="128" table:style-name="ce3"/>
          <table:table-cell table:number-columns-repeated="16256"/>
        </table:table-row>
        <table:table-row table:number-rows-repeated="1048448" table:style-name="ro1">
          <table:table-cell table:number-columns-repeated="16384"/>
        </table:table-row>
        <table:named-expressions>
          <table:named-expression table:name="Print_Area" table:expression="of:=[.#REF!]" table:base-cell-address="Final_Product.$A$1"/>
          <table:named-expression table:name="Sheet_Title" table:expression="of:=&quot;&quot;&quot;Prototype&quot;&quot;&quot;" table:base-cell-address="Final_Product.$A$1"/>
        </table:named-expressions>
      </table:table>
      <table:table table:name="Prototype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2" table:number-columns-repeated="16376" table:default-cell-style-name="ce1"/>
        <table:table-row table:style-name="ro3">
          <table:table-cell office:value-type="string" table:style-name="ce12">
            <text:p>Description</text:p>
          </table:table-cell>
          <table:table-cell office:value-type="string" table:style-name="ce12">
            <text:p>Notes</text:p>
          </table:table-cell>
          <table:table-cell office:value-type="string" table:style-name="ce12">
            <text:p>Mouser Model #</text:p>
          </table:table-cell>
          <table:table-cell office:value-type="string" table:style-name="ce12">
            <text:p>Mfr Model #</text:p>
          </table:table-cell>
          <table:table-cell office:value-type="string" table:style-name="ce12">
            <text:p>Source</text:p>
          </table:table-cell>
          <table:table-cell office:value-type="string" table:style-name="ce12">
            <text:p>Price per Unit</text:p>
          </table:table-cell>
          <table:table-cell office:value-type="string" table:style-name="ce12">
            <text:p>Quantity</text:p>
          </table:table-cell>
          <table:table-cell office:value-type="string" table:style-name="ce12">
            <text:p>Item Total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AVR Adafruit Development Board - 32u4</text:p>
          </table:table-cell>
          <table:table-cell office:value-type="string" table:style-name="ce13">
            <text:p>SF: purchased 10/11/18</text:p>
          </table:table-cell>
          <table:table-cell office:value-type="string" table:style-name="ce13">
            <text:p>485-3677</text:p>
          </table:table-cell>
          <table:table-cell office:value-type="float" office:value="3677" table:style-name="ce13">
            <text:p>3677</text:p>
          </table:table-cell>
          <table:table-cell office:value-type="string" table:style-name="ce14">
            <text:p><text:a xlink:href="https://www.mouser.com/ProductDetail/Adafruit/3677?qs=sGAEpiMZZMve4%2fbfQkoj%252bG3sQIRW6iS7vMHXPORqy%2fc%3d">link</text:a></text:p>
          </table:table-cell>
          <table:table-cell office:value-type="currency" office:value="9.9499999999999993" table:style-name="ce15">
            <text:p>$9.95<text:s/></text:p>
          </table:table-cell>
          <table:table-cell office:value-type="float" office:value="2" table:style-name="ce13">
            <text:p>2</text:p>
          </table:table-cell>
          <table:table-cell office:value-type="currency" office:value="19.899999999999999" table:style-name="ce15">
            <text:p>$19.9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LM386N-3 Audio Amplifier</text:p>
          </table:table-cell>
          <table:table-cell office:value-type="string" table:style-name="ce13">
            <text:p>SF: purchased 10/11/18</text:p>
          </table:table-cell>
          <table:table-cell office:value-type="string" table:style-name="ce13">
            <text:p>926-LM386N-3/NOPB<text:s/></text:p>
          </table:table-cell>
          <table:table-cell office:value-type="string" table:style-name="ce13">
            <text:p>LM386N-3/NOPB<text:s/></text:p>
          </table:table-cell>
          <table:table-cell office:value-type="string" table:style-name="ce14">
            <text:p><text:a xlink:href="https://www.mouser.com/ProductDetail/texas-instruments/lm386n-3-nopb/?qs=QbsRYf82W3HTOHnLnBQd7A%3d%3d&amp;countrycode=US&amp;currencycode=USD">link</text:a></text:p>
          </table:table-cell>
          <table:table-cell office:value-type="currency" office:value="1.01" table:style-name="ce15">
            <text:p>$1.01<text:s/></text:p>
          </table:table-cell>
          <table:table-cell office:value-type="float" office:value="6" table:style-name="ce13">
            <text:p>6</text:p>
          </table:table-cell>
          <table:table-cell office:value-type="currency" office:value="6.06" table:style-name="ce15">
            <text:p>$6.06<text:s/></text:p>
          </table:table-cell>
          <table:table-cell table:number-columns-repeated="16376"/>
        </table:table-row>
        <table:table-row table:number-rows-repeated="2" table:style-name="ro4">
          <table:table-cell table:number-columns-repeated="2" table:style-name="ce16"/>
          <table:table-cell table:number-columns-repeated="2" table:style-name="ce17"/>
          <table:table-cell table:style-name="ce18"/>
          <table:table-cell table:style-name="ce19"/>
          <table:table-cell table:style-name="ce16"/>
          <table:table-cell table:style-name="ce19"/>
          <table:table-cell table:number-columns-repeated="16376"/>
        </table:table-row>
        <table:table-row table:number-rows-repeated="7" table:style-name="ro4">
          <table:table-cell table:number-columns-repeated="2" table:style-name="ce16"/>
          <table:table-cell table:number-columns-repeated="2"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6376"/>
        </table:table-row>
        <table:table-row table:style-name="ro4">
          <table:table-cell table:number-columns-repeated="2" table:style-name="ce16"/>
          <table:table-cell table:style-name="ce13"/>
          <table:table-cell table:style-name="ce16"/>
          <table:table-cell table:style-name="ce21"/>
          <table:table-cell table:style-name="ce19"/>
          <table:table-cell table:style-name="ce16"/>
          <table:table-cell table:style-name="ce19"/>
          <table:table-cell table:number-columns-repeated="16376"/>
        </table:table-row>
        <table:table-row table:style-name="ro4">
          <table:table-cell table:number-columns-repeated="4" table:style-name="ce16"/>
          <table:table-cell table:style-name="ce21"/>
          <table:table-cell table:style-name="ce19"/>
          <table:table-cell table:style-name="ce16"/>
          <table:table-cell table:style-name="ce19"/>
          <table:table-cell table:number-columns-repeated="16376"/>
        </table:table-row>
        <table:table-row table:style-name="ro4">
          <table:table-cell table:number-columns-repeated="5" table:style-name="ce16"/>
          <table:table-cell table:style-name="ce19"/>
          <table:table-cell table:style-name="ce13"/>
          <table:table-cell table:style-name="ce19"/>
          <table:table-cell table:number-columns-repeated="16376"/>
        </table:table-row>
        <table:table-row table:number-rows-repeated="3" table:style-name="ro4">
          <table:table-cell table:number-columns-repeated="5" table:style-name="ce16"/>
          <table:table-cell table:style-name="ce19"/>
          <table:table-cell table:style-name="ce16"/>
          <table:table-cell table:style-name="ce19"/>
          <table:table-cell table:number-columns-repeated="16376"/>
        </table:table-row>
        <table:table-row table:style-name="ro4">
          <table:table-cell table:number-columns-repeated="7" table:style-name="ce16"/>
          <table:table-cell table:style-name="ce19"/>
          <table:table-cell table:number-columns-repeated="16376"/>
        </table:table-row>
        <table:table-row table:style-name="ro4">
          <table:table-cell table:number-columns-repeated="6" table:style-name="ce16"/>
          <table:table-cell office:value-type="string" table:style-name="ce16">
            <text:p>Purchase Sub Total</text:p>
          </table:table-cell>
          <table:table-cell office:value-type="currency" office:value="25.959999999999997" table:formula="of:=SUM([.H2:.H18])" table:style-name="ce19">
            <text:p>$25.96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Admin" table:style-name="ta1"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18" table:default-cell-style-name="ce1"/>
        <table:table-column table:style-name="co14" table:default-cell-style-name="ce1"/>
        <table:table-column table:style-name="co20" table:default-cell-style-name="ce1"/>
        <table:table-column table:style-name="co11" table:number-columns-repeated="120" table:default-cell-style-name="ce1"/>
        <table:table-column table:style-name="co12" table:number-columns-repeated="16256" table:default-cell-style-name="ce1"/>
        <table:table-row table:style-name="ro3">
          <table:table-cell office:value-type="string" table:style-name="ce12">
            <text:p>Date Purchased</text:p>
          </table:table-cell>
          <table:table-cell office:value-type="string" table:style-name="ce12">
            <text:p>Product(s)</text:p>
          </table:table-cell>
          <table:table-cell office:value-type="string" table:style-name="ce12">
            <text:p>Source</text:p>
          </table:table-cell>
          <table:table-cell office:value-type="string" table:style-name="ce12">
            <text:p>Purchaser</text:p>
          </table:table-cell>
          <table:table-cell office:value-type="string" table:style-name="ce12">
            <text:p>Amount</text:p>
          </table:table-cell>
          <table:table-cell table:style-name="ce12"/>
          <table:table-cell office:value-type="string" table:style-name="ce12">
            <text:p>Totals by Purchaser</text:p>
          </table:table-cell>
          <table:table-cell table:style-name="ce12"/>
          <table:table-cell table:number-columns-repeated="16376" table:style-name="ce1"/>
        </table:table-row>
        <table:table-row table:style-name="ro1">
          <table:table-cell office:value-type="date" office:date-value="2018-10-04T00:00:00" table:style-name="ce22">
            <text:p>10/4/2018</text:p>
          </table:table-cell>
          <table:table-cell office:value-type="string" table:style-name="ce1">
            <text:p>Microphone</text:p>
          </table:table-cell>
          <table:table-cell office:value-type="string" table:style-name="ce1">
            <text:p>EPL</text:p>
          </table:table-cell>
          <table:table-cell office:value-type="string" table:style-name="ce23">
            <text:p>Amanda</text:p>
          </table:table-cell>
          <table:table-cell office:value-type="currency" office:value="5" table:style-name="ce24">
            <text:p>$5.00</text:p>
          </table:table-cell>
          <table:table-cell table:style-name="ce23"/>
          <table:table-cell office:value-type="string" table:style-name="ce23">
            <text:p>Amanda</text:p>
          </table:table-cell>
          <table:table-cell office:value-type="currency" office:value="5" table:formula="of:=SUMIF([.D:.D];[.D38];[.E:.E])" table:style-name="ce24">
            <text:p>$5.00</text:p>
          </table:table-cell>
          <table:table-cell table:number-columns-repeated="120" table:style-name="ce25"/>
          <table:table-cell table:number-columns-repeated="16256"/>
        </table:table-row>
        <table:table-row table:style-name="ro1">
          <table:table-cell office:value-type="date" office:date-value="2018-10-11T00:00:00" table:style-name="ce26">
            <text:p>10/11/2018</text:p>
          </table:table-cell>
          <table:table-cell office:value-type="string" table:style-name="ce1">
            <text:p>Prototype Board, op-amp +shipping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Sam</text:p>
          </table:table-cell>
          <table:table-cell office:value-type="currency" office:value="33.950000000000003" table:formula="of:=25.96+7.99" table:style-name="ce27">
            <text:p>$33.95</text:p>
          </table:table-cell>
          <table:table-cell table:style-name="ce1"/>
          <table:table-cell office:value-type="string" table:style-name="ce1">
            <text:p>Sam</text:p>
          </table:table-cell>
          <table:table-cell office:value-type="currency" office:value="33.950000000000003" table:formula="of:=SUMIF([.D:.D];[.D39];[.E:.E])" table:style-name="ce24">
            <text:p>$33.95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27"/>
          <table:table-cell table:style-name="ce1"/>
          <table:table-cell office:value-type="string" table:style-name="ce1">
            <text:p>Mark</text:p>
          </table:table-cell>
          <table:table-cell office:value-type="currency" office:value="0" table:formula="of:=SUMIF([.D:.D];[.D40];[.E:.E])" table:style-name="ce24">
            <text:p>$0.00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27"/>
          <table:table-cell table:style-name="ce1"/>
          <table:table-cell office:value-type="string" table:style-name="ce1">
            <text:p>Rawan</text:p>
          </table:table-cell>
          <table:table-cell office:value-type="currency" office:value="0" table:formula="of:=SUMIF([.D:.D];[.D41];[.E:.E])" table:style-name="ce24">
            <text:p>$0.00</text:p>
          </table:table-cell>
          <table:table-cell table:number-columns-repeated="16376" table:style-name="ce1"/>
        </table:table-row>
        <table:table-row table:number-rows-repeated="6" table:style-name="ro1">
          <table:table-cell table:number-columns-repeated="4" table:style-name="ce1"/>
          <table:table-cell table:style-name="ce27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7"/>
          <table:table-cell table:number-columns-repeated="7" table:style-name="ce1"/>
          <table:table-cell table:number-columns-repeated="2" table:style-name="ce25"/>
          <table:table-cell table:number-columns-repeated="16370" table:style-name="ce1"/>
        </table:table-row>
        <table:table-row table:number-rows-repeated="4" table:style-name="ro1">
          <table:table-cell table:number-columns-repeated="4" table:style-name="ce1"/>
          <table:table-cell table:style-name="ce27"/>
          <table:table-cell table:number-columns-repeated="16379" table:style-name="ce1"/>
        </table:table-row>
        <table:table-row table:number-rows-repeated="16" table:style-name="ro1">
          <table:table-cell table:number-columns-repeated="4"/>
          <table:table-cell table:style-name="ce27"/>
          <table:table-cell table:number-columns-repeated="16379"/>
        </table:table-row>
        <table:table-row table:number-rows-repeated="2" table:style-name="ro1">
          <table:table-cell table:number-columns-repeated="3"/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Grand Total</text:p>
          </table:table-cell>
          <table:table-cell office:value-type="currency" office:value="38.950000000000003" table:formula="of:=SUM([.E2:.E34])" table:style-name="ce27">
            <text:p>$38.95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Reference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23">
            <text:p>Amanda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Sam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Mark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Rawan</text:p>
          </table:table-cell>
          <table:table-cell table:number-columns-repeated="16380" table:style-name="ce1"/>
        </table:table-row>
        <table:table-row table:number-rows-repeated="1048535" table:style-name="ro1">
          <table:table-cell table:number-columns-repeated="16384"/>
        </table:table-row>
        <table:named-expressions>
          <table:named-expression table:name="Print_Area" table:expression="of:=[.#REF!]" table:base-cell-address="Final_Product.$A$1"/>
          <table:named-expression table:name="Sheet_Title" table:expression="of:=&quot;&quot;&quot;Admin&quot;&quot;&quot;" table:base-cell-address="Final_Produ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>
      <number:currency-symbol>$</number:currency-symbol>
      <number:number number:decimal-places="2" number:min-integer-digits="1" number:grouping="true"/>
      <number:text> </number:text>
    </number:currency-style>
    <number:currency-style style:name="N36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number:currency-style style:name="N37">
      <number:currency-symbol>$</number:currency-symbol>
      <number:number number:decimal-places="2" number:min-integer-digits="1" number:grouping="true"/>
    </number:currency-style>
    <style:style style:name="Gnumeric-defaul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Sam</dc:creator>
    <meta:creation-date>2018-10-05T17:28:34Z</meta:creation-date>
    <dc:date>2018-10-12T02:37:53Z</dc:date>
    <meta:editing-cycles>11</meta:editing-cycles>
    <meta:editing-duration>PT3281S</meta:editing-duration>
  </office:meta>
</office:document-meta>
</file>